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59mm"/>
    </style:style>
    <style:style style:name="co6" style:family="table-column">
      <style:table-column-properties fo:break-before="auto" style:column-width="46.11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100.84mm"/>
    </style:style>
    <style:style style:name="co9" style:family="table-column">
      <style:table-column-properties fo:break-before="auto" style:column-width="66.83mm"/>
    </style:style>
    <style:style style:name="co10" style:family="table-column">
      <style:table-column-properties fo:break-before="auto" style:column-width="74.81mm"/>
    </style:style>
    <style:style style:name="ro4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-App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uchspersonenstunden</text:p>
          </table:table-cell>
          <table:table-cell office:value-type="string" calcext:value-type="string">
            <text:p>Fabian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smus</text:p>
          </table:table-cell>
          <table:table-cell office:value-type="string" calcext:value-type="string">
            <text:p>Flo, Leo (Konstanz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Austausch Praktika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Einführung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Fachschaften -digital-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ießung</text:p>
          </table:table-cell>
          <table:table-cell office:value-type="string" calcext:value-type="string">
            <text:p>Lara (Breme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istungsdruck -Studium-</text:p>
          </table:table-cell>
          <table:table-cell office:value-type="string" calcext:value-type="string">
            <text:p>Leo, Kathi (Hildesheim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spüler vs. Tiefspüler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wahl Studienplatz (Bachelor)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hschaft -intern-</text:p>
          </table:table-cell>
          <table:table-cell office:value-type="string" calcext:value-type="string">
            <text:p>Lisa (Bielefeld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hlfach/ -modul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ackline</text:p>
          </table:table-cell>
          <table:table-cell office:value-type="string" calcext:value-type="string">
            <text:p>(Bonn)</text:p>
          </table:table-cell>
          <table:table-cell office:value-type="string" calcext:value-type="string">
            <text:p>vor der Tü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olitik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Aktualisierung Postionspapiere</text:p>
          </table:table-cell>
          <table:table-cell office:value-type="string" calcext:value-type="string">
            <text:p>Rick (Trier), Luisa (Düsseldorf), Meret (Trier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Protest</text:p>
          </table:table-cell>
          <table:table-cell office:value-type="string" calcext:value-type="string">
            <text:p>Estelle (Trier), Miriam (Mainz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 für Einsteiger*innen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sycho-Olympiade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w <text:s/>to Vorstand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4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Erarbeitung Positionspapier „Anwesenheitspflicht“</text:p>
          </table:table-cell>
          <table:table-cell office:value-type="string" calcext:value-type="string">
            <text:p>Janis (Marburg City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rbeitung Positionspapier „Hochschulstaat“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4:00 ! - PiA-Gruppe: Diskussion Frau Dr. Beneke (BptK&amp;DPT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 für Einsteiger*innen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4:00 ! - Streetworkout</text:p>
          </table:table-cell>
          <table:table-cell office:value-type="string" calcext:value-type="string">
            <text:p>Jan (Marburg)</text:p>
          </table:table-cell>
          <table:table-cell office:value-type="string" calcext:value-type="string">
            <text:p>Vor 12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ederholdung von Prüfungen</text:p>
          </table:table-cell>
          <table:table-cell office:value-type="string" calcext:value-type="string">
            <text:p>Giulia (Bonn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plomatie mit Dozent*Innen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ambuilding</text:p>
          </table:table-cell>
          <table:table-cell office:value-type="string" calcext:value-type="string">
            <text:p>Lisa &amp; Luisa (Bielefeld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Positionspapier Reform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WebTeam-Homepage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5-05-29T09:30:00+0100</text:p>
          </table:table-cell>
          <table:table-cell office:value-type="string">
            <text:p>2015-05-29T11:3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5-05-29T13:00:00+0100</text:p>
          </table:table-cell>
          <table:table-cell office:value-type="string">
            <text:p>2015-05-29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5-05-29T15:00:00+0100</text:p>
          </table:table-cell>
          <table:table-cell office:value-type="string">
            <text:p>2015-05-29T16:3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5-05-30T10:30:00+0100</text:p>
          </table:table-cell>
          <table:table-cell office:value-type="string">
            <text:p>2015-05-30T12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5-05-30T13:30:00+0100</text:p>
          </table:table-cell>
          <table:table-cell office:value-type="string">
            <text:p>2015-05-30T15:0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5-05-30T15:00:00+0100</text:p>
          </table:table-cell>
          <table:table-cell office:value-type="string">
            <text:p>2015-05-30T16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8:30:35.3552562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9T18:40:45.670766873</dc:date>
    <meta:editing-duration>PT3H36M41S</meta:editing-duration>
    <meta:editing-cycles>93</meta:editing-cycles>
    <meta:generator>LibreOffice/4.4.3.2$Linux_X86_64 LibreOffice_project/40m0$Build-2</meta:generator>
    <meta:document-statistic meta:table-count="2" meta:cell-count="204" meta:object-count="0"/>
  </office:meta>
</office:document-meta>
</file>